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text-position="" style:font-name="DejaVu Sans" fo:font-size="10pt" style:font-size-asian="10pt" style:font-size-complex="10pt"/>
    </style:style>
    <style:style style:name="ce62" style:family="table-cell" style:parent-style-name="Default">
      <style:table-cell-properties fo:border="0.06pt solid #000000"/>
    </style:style>
    <style:style style:name="ce63" style:family="table-cell" style:parent-style-name="Default">
      <style:table-cell-properties fo:background-color="#ffff00" fo:border="0.06pt solid #000000"/>
    </style:style>
    <style:style style:name="ce64" style:family="table-cell" style:parent-style-name="Default">
      <style:table-cell-properties fo:background-color="#00ff66" fo:border="0.06pt solid #000000"/>
    </style:style>
    <style:style style:name="ce6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9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1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73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6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7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9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ff9900" fo:border="0.06pt solid #000000"/>
    </style:style>
    <style:style style:name="ce88" style:family="table-cell" style:parent-style-name="Default">
      <style:table-cell-properties fo:background-color="transparent" fo:border="0.06pt solid #000000"/>
    </style:style>
    <style:style style:name="ce89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91" style:family="table-cell" style:parent-style-name="Default">
      <style:table-cell-properties style:shrink-to-fit="true"/>
    </style:style>
    <style:style style:name="ce92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93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94" style:family="table-cell" style:parent-style-name="Default">
      <style:table-cell-properties fo:background-color="#00ff66"/>
    </style:style>
    <style:style style:name="ce95" style:family="table-cell" style:parent-style-name="Default">
      <style:table-cell-properties fo:background-color="#ff9900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fo:background-color="#ffff00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9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fo:background-color="#ff3333" fo:border="0.06pt solid #000000"/>
    </style:style>
    <style:style style:name="ce101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02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03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04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05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06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07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0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0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1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1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1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14" style:family="table-cell" style:parent-style-name="Default">
      <style:text-properties style:font-name="DejaVu Sans" fo:font-size="10pt" style:font-size-asian="10pt" style:font-size-complex="10pt"/>
    </style:style>
    <style:style style:name="ce1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>
      <style:text-properties style:font-name="Arial"/>
    </style:style>
    <style:style style:name="ce1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13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fo:border="0.74pt solid #000000" style:rotation-align="none"/>
    </style:style>
    <style:style style:name="ce13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</style:style>
    <style:style style:name="ce13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</style:style>
    <style:style style:name="ce13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4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fo:border="0.06pt solid #000000" style:rotation-align="none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4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</style:style>
    <style:style style:name="ce14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14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2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3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4" style:family="table-cell" style:parent-style-name="Default" style:data-style-name="N104"/>
    <style:style style:name="ce155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/>
    </style:style>
    <style:style style:name="ce157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8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9" style:family="table-cell" style:parent-style-name="Default" style:data-style-name="N4">
      <style:table-cell-properties fo:background-color="transparent"/>
      <style:text-properties style:font-name="Arial"/>
    </style:style>
    <style:style style:name="ce160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161" style:family="table-cell" style:parent-style-name="Default" style:data-style-name="N4">
      <style:text-properties style:font-name="Arial"/>
    </style:style>
    <style:style style:name="ce162" style:family="table-cell" style:parent-style-name="Default" style:data-style-name="N4">
      <style:text-properties style:font-name="Arial" fo:font-weight="bold" style:font-weight-asian="bold" style:font-weight-complex="bold"/>
    </style:style>
    <style:style style:name="ce163" style:family="table-cell" style:parent-style-name="Default">
      <style:table-cell-properties fo:background-color="transparent"/>
      <style:text-properties style:font-name="Arial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165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166" style:family="table-cell" style:parent-style-name="Default" style:data-style-name="N37">
      <style:text-properties style:font-name="Arial"/>
    </style:style>
    <style:style style:name="ce167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office:forms form:automatic-focus="false" form:apply-design-mode="false"/>
        <table:table-column table:style-name="co19" table:default-cell-style-name="ce122"/>
        <table:table-column table:style-name="co20" table:default-cell-style-name="ce75"/>
        <table:table-column table:style-name="co21" table:default-cell-style-name="ce7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4"/>
        <table:table-column table:style-name="co25" table:default-cell-style-name="ce122"/>
        <table:table-column table:style-name="co26" table:default-cell-style-name="ce161"/>
        <table:table-column table:style-name="co27" table:default-cell-style-name="ce161"/>
        <table:table-column table:style-name="co27" table:default-cell-style-name="ce122"/>
        <table:table-column table:style-name="co2" table:number-columns-repeated="1010" table:default-cell-style-name="Default"/>
        <table:table-row table:style-name="ro2">
          <table:table-cell table:style-name="ce115"/>
          <table:table-cell table:style-name="ce123"/>
          <table:table-cell table:style-name="ce96"/>
          <table:table-cell table:style-name="ce138"/>
          <table:table-cell table:style-name="ce98"/>
          <table:table-cell table:style-name="ce151"/>
          <table:table-cell/>
          <table:table-cell table:style-name="ce159" table:number-columns-repeated="2"/>
          <table:table-cell table:style-name="ce163"/>
          <table:table-cell table:style-name="ce96" table:number-columns-repeated="1010"/>
        </table:table-row>
        <table:table-row table:style-name="ro1">
          <table:table-cell table:style-name="ce116" table:number-columns-spanned="2" table:number-rows-spanned="1"/>
          <table:covered-table-cell table:style-name="ce124"/>
          <table:table-cell table:style-name="ce130" office:value-type="string" calcext:value-type="string">
            <text:p>Puntaje</text:p>
          </table:table-cell>
          <table:table-cell table:style-name="ce130" office:value-type="string" calcext:value-type="string">
            <text:p>Insumos</text:p>
          </table:table-cell>
          <table:table-cell table:style-name="ce130" office:value-type="string" calcext:value-type="string">
            <text:p>Cantidades</text:p>
          </table:table-cell>
          <table:table-cell table:style-name="ce152" office:value-type="string" calcext:value-type="string">
            <text:p>$ Cantidad de Insumos</text:p>
          </table:table-cell>
          <table:table-cell table:style-name="ce157" office:value-type="string" calcext:value-type="string">
            <text:p>Costo</text:p>
          </table:table-cell>
          <table:table-cell table:style-name="ce157" office:value-type="string" calcext:value-type="string">
            <text:p>Margen Bruto</text:p>
          </table:table-cell>
          <table:table-cell table:style-name="ce130" office:value-type="string" calcext:value-type="string">
            <text:p>Precio Aprox.</text:p>
          </table:table-cell>
          <table:table-cell table:style-name="ce130" office:value-type="string" calcext:value-type="string">
            <text:p>Precio Sugerido</text:p>
          </table:table-cell>
          <table:table-cell table:style-name="ce167" table:number-columns-repeated="1010"/>
        </table:table-row>
        <table:table-row table:style-name="ro2">
          <table:table-cell table:style-name="ce117" office:value-type="float" office:value="1" calcext:value-type="float">
            <text:p>1</text:p>
          </table:table-cell>
          <table:table-cell table:style-name="ce125" office:value-type="string" calcext:value-type="string">
            <text:p>Flu Booster </text:p>
          </table:table-cell>
          <table:table-cell table:style-name="ce132"/>
          <table:table-cell table:style-name="ce139" office:value-type="string" calcext:value-type="string">
            <text:p>Maracuyá</text:p>
          </table:table-cell>
          <table:table-cell table:style-name="ce70" office:value-type="float" office:value="0.5" calcext:value-type="float">
            <text:p>0,5</text:p>
          </table:table-cell>
          <table:table-cell table:style-name="ce153" table:formula="of:=VLOOKUP([.D3];[.$B$72:.$F$99];5;0)*[.E3]" office:value-type="currency" office:currency="ARS" office:value="10" calcext:value-type="currency">
            <text:p>$10,00</text:p>
          </table:table-cell>
          <table:table-cell table:style-name="ce158" table:formula="of:=SUM([.$E$103];[.F3:.F5])" office:value-type="float" office:value="26.4440740740741" calcext:value-type="float">
            <text:p><text:s/>$ 26,44 </text:p>
          </table:table-cell>
          <table:table-cell table:style-name="ce158" table:formula="of:=[.J3]-[.$G$3]" office:value-type="float" office:value="18.5559259259259" calcext:value-type="float">
            <text:p><text:s/>$ 18,56 </text:p>
          </table:table-cell>
          <table:table-cell table:style-name="ce158" table:formula="of:=[.G3]*2" office:value-type="float" office:value="52.8881481481481" calcext:value-type="float">
            <text:p><text:s/>$ 52,89 </text:p>
          </table:table-cell>
          <table:table-cell table:style-name="ce15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39" office:value-type="string" calcext:value-type="string">
            <text:p>Mango</text:p>
          </table:table-cell>
          <table:table-cell table:style-name="ce70" office:value-type="float" office:value="0.25" calcext:value-type="float">
            <text:p>0,25</text:p>
          </table:table-cell>
          <table:table-cell table:style-name="ce153" table:formula="of:=[.E84]*[.E4]" office:value-type="currency" office:currency="ARS" office:value="6.875" calcext:value-type="currency">
            <text:p>$6,88</text:p>
          </table:table-cell>
          <table:table-cell/>
          <table:table-cell table:style-name="ce160" table:number-columns-repeated="2"/>
          <table:table-cell table:style-name="ce164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0" office:value-type="string" calcext:value-type="string">
            <text:p>Manzana</text:p>
          </table:table-cell>
          <table:table-cell table:style-name="ce70" office:value-type="float" office:value="1" calcext:value-type="float">
            <text:p>1</text:p>
          </table:table-cell>
          <table:table-cell table:style-name="ce153" table:formula="of:=+[.E5]*[.F85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2">
          <table:table-cell table:style-name="ce120" office:value-type="float" office:value="2" calcext:value-type="float">
            <text:p>2</text:p>
          </table:table-cell>
          <table:table-cell table:style-name="ce125" office:value-type="string" calcext:value-type="string">
            <text:p>Turbo Charge </text:p>
          </table:table-cell>
          <table:table-cell table:style-name="ce132"/>
          <table:table-cell table:style-name="ce140" office:value-type="string" calcext:value-type="string">
            <text:p>Ananá</text:p>
          </table:table-cell>
          <table:table-cell table:style-name="ce70" office:value-type="string" calcext:value-type="string">
            <text:p>2 rodajas</text:p>
          </table:table-cell>
          <table:table-cell table:style-name="ce153" table:formula="of:=+0.25*[.F73]" office:value-type="currency" office:currency="ARS" office:value="7.5" calcext:value-type="currency">
            <text:p>$7,50</text:p>
          </table:table-cell>
          <table:table-cell table:style-name="ce158" table:formula="of:=SUM([.F6:.F11];[.$E$103])" office:value-type="float" office:value="19.6388597883598" calcext:value-type="float">
            <text:p><text:s/>$ 19,64 </text:p>
          </table:table-cell>
          <table:table-cell table:style-name="ce158" table:formula="of:=+[.J6]-[.G6]" office:value-type="float" office:value="25.3611402116402" calcext:value-type="float">
            <text:p><text:s/>$ 25,36 </text:p>
          </table:table-cell>
          <table:table-cell table:style-name="ce158" table:formula="of:=+[.G6]*2" office:value-type="float" office:value="39.2777195767196" calcext:value-type="float">
            <text:p><text:s/>$ 39,28 </text:p>
          </table:table-cell>
          <table:table-cell table:style-name="ce15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40" office:value-type="string" calcext:value-type="string">
            <text:p>apio</text:p>
          </table:table-cell>
          <table:table-cell table:style-name="ce70" office:value-type="string" calcext:value-type="string">
            <text:p>2 cm de ramita</text:p>
          </table:table-cell>
          <table:table-cell table:style-name="ce153" table:formula="of:=+0.084*2" office:value-type="currency" office:currency="ARS" office:value="0.168" calcext:value-type="currency">
            <text:p>$0,17</text:p>
          </table:table-cell>
          <table:table-cell/>
          <table:table-cell table:style-name="ce160" table:number-columns-repeated="2"/>
          <table:table-cell table:style-name="ce165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0" office:value-type="string" calcext:value-type="string">
            <text:p>pepino</text:p>
          </table:table-cell>
          <table:table-cell table:style-name="ce149" office:value-type="string" calcext:value-type="string">
            <text:p>¼</text:p>
          </table:table-cell>
          <table:table-cell table:style-name="ce153" table:formula="of:=+0.25*[.F93]" office:value-type="currency" office:currency="ARS" office:value="0.401785714285715" calcext:value-type="currency">
            <text:p>$0,40</text:p>
          </table:table-cell>
          <table:table-cell table:number-columns-repeated="1014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0" office:value-type="string" calcext:value-type="string">
            <text:p>lima</text:p>
          </table:table-cell>
          <table:table-cell table:style-name="ce70" office:value-type="string" calcext:value-type="string">
            <text:p>1 gotita</text:p>
          </table:table-cell>
          <table:table-cell table:style-name="ce153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0" office:value-type="string" calcext:value-type="string">
            <text:p>miel</text:p>
          </table:table-cell>
          <table:table-cell table:style-name="ce70" office:value-type="string" calcext:value-type="string">
            <text:p><text:s/>½ cucharita</text:p>
          </table:table-cell>
          <table:table-cell table:style-name="ce153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0" office:value-type="string" calcext:value-type="string">
            <text:p>manzana</text:p>
          </table:table-cell>
          <table:table-cell table:style-name="ce70" office:value-type="float" office:value="1" calcext:value-type="float">
            <text:p>1</text:p>
          </table:table-cell>
          <table:table-cell table:style-name="ce153" table:formula="of:=+[.E11]*[.F85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2">
          <table:table-cell table:style-name="ce117" office:value-type="float" office:value="3" calcext:value-type="float">
            <text:p>3</text:p>
          </table:table-cell>
          <table:table-cell table:style-name="ce125" office:value-type="string" calcext:value-type="string">
            <text:p>Red Devil </text:p>
          </table:table-cell>
          <table:table-cell table:style-name="ce132"/>
          <table:table-cell table:style-name="ce140" office:value-type="string" calcext:value-type="string">
            <text:p>Cerezas</text:p>
          </table:table-cell>
          <table:table-cell table:style-name="ce70" office:value-type="float" office:value="6" calcext:value-type="float">
            <text:p>6</text:p>
          </table:table-cell>
          <table:table-cell table:style-name="ce153" table:formula="of:=+[.E12]*[.F77]" office:value-type="currency" office:currency="ARS" office:value="7.2" calcext:value-type="currency">
            <text:p>$7,20</text:p>
          </table:table-cell>
          <table:table-cell table:style-name="ce158" table:formula="of:=SUM([.F12:.F17];[.$E$103])" office:value-type="float" office:value="30.7840740740741" calcext:value-type="float">
            <text:p><text:s/>$ 30,78 </text:p>
          </table:table-cell>
          <table:table-cell table:style-name="ce158" table:formula="of:=+[.J12]-[.G12]" office:value-type="float" office:value="14.2159259259259" calcext:value-type="float">
            <text:p><text:s/>$ 14,22 </text:p>
          </table:table-cell>
          <table:table-cell table:style-name="ce158" table:formula="of:=+[.G12]*2" office:value-type="float" office:value="61.5681481481481" calcext:value-type="float">
            <text:p><text:s/>$ 61,57 </text:p>
          </table:table-cell>
          <table:table-cell table:style-name="ce15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40" office:value-type="string" calcext:value-type="string">
            <text:p>Frutillas</text:p>
          </table:table-cell>
          <table:table-cell table:style-name="ce70" office:value-type="float" office:value="12" calcext:value-type="float">
            <text:p>12</text:p>
          </table:table-cell>
          <table:table-cell table:style-name="ce153" table:formula="of:=+[.E13]*[.F80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64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0" office:value-type="string" calcext:value-type="string">
            <text:p>Arándanos</text:p>
          </table:table-cell>
          <table:table-cell table:style-name="ce70" office:value-type="float" office:value="10" calcext:value-type="float">
            <text:p>10</text:p>
          </table:table-cell>
          <table:table-cell table:style-name="ce153" table:formula="of:=+[.E14]*[.F75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0" office:value-type="string" calcext:value-type="string">
            <text:p>Banana</text:p>
          </table:table-cell>
          <table:table-cell table:style-name="ce70" office:value-type="string" calcext:value-type="string">
            <text:p>½</text:p>
          </table:table-cell>
          <table:table-cell table:style-name="ce153" table:formula="of:=+0.5*[.F76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0" office:value-type="string" calcext:value-type="string">
            <text:p>Manzana</text:p>
          </table:table-cell>
          <table:table-cell table:style-name="ce70" office:value-type="float" office:value="1" calcext:value-type="float">
            <text:p>1</text:p>
          </table:table-cell>
          <table:table-cell table:style-name="ce153" table:formula="of:=+[.E16]*[.F85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2">
          <table:table-cell table:style-name="ce121" office:value-type="float" office:value="4" calcext:value-type="float">
            <text:p>4</text:p>
          </table:table-cell>
          <table:table-cell table:style-name="ce125" office:value-type="string" calcext:value-type="string">
            <text:p>Spinach Supreme</text:p>
          </table:table-cell>
          <table:table-cell table:style-name="ce133"/>
          <table:table-cell table:style-name="ce140" office:value-type="string" calcext:value-type="string">
            <text:p>Espinaca</text:p>
          </table:table-cell>
          <table:table-cell table:style-name="ce70" office:value-type="string" calcext:value-type="string">
            <text:p>10 hojas</text:p>
          </table:table-cell>
          <table:table-cell table:style-name="ce153" office:value-type="currency" office:currency="ARS" office:value="0.5" calcext:value-type="currency">
            <text:p>$0,50</text:p>
          </table:table-cell>
          <table:table-cell table:style-name="ce158" table:formula="of:=SUM([.F17:.F20];[.$E$103])" office:value-type="float" office:value="12.8746296296296" calcext:value-type="float">
            <text:p><text:s/>$ 12,87 </text:p>
          </table:table-cell>
          <table:table-cell table:style-name="ce158" table:formula="of:=+[.J17]-[.G17]" office:value-type="float" office:value="32.1253703703704" calcext:value-type="float">
            <text:p><text:s/>$ 32,13 </text:p>
          </table:table-cell>
          <table:table-cell table:style-name="ce158" table:formula="of:=+[.G17]*2" office:value-type="float" office:value="25.7492592592593" calcext:value-type="float">
            <text:p><text:s/>$ 25,75 </text:p>
          </table:table-cell>
          <table:table-cell table:style-name="ce15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40" office:value-type="string" calcext:value-type="string">
            <text:p>Pera</text:p>
          </table:table-cell>
          <table:table-cell table:style-name="ce70" office:value-type="float" office:value="1" calcext:value-type="float">
            <text:p>1</text:p>
          </table:table-cell>
          <table:table-cell table:style-name="ce153" table:formula="of:=+[.E18]*[.F94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64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0" office:value-type="string" calcext:value-type="string">
            <text:p>Menta</text:p>
          </table:table-cell>
          <table:table-cell table:style-name="ce70" office:value-type="string" calcext:value-type="string">
            <text:p>8 hojas</text:p>
          </table:table-cell>
          <table:table-cell table:style-name="ce153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Manzana</text:p>
          </table:table-cell>
          <table:table-cell table:style-name="ce70" office:value-type="float" office:value="1" calcext:value-type="float">
            <text:p>1</text:p>
          </table:table-cell>
          <table:table-cell table:style-name="ce153" table:formula="of:=+[.E20]*[.F85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2">
          <table:table-cell table:style-name="ce121" office:value-type="float" office:value="5" calcext:value-type="float">
            <text:p>5</text:p>
          </table:table-cell>
          <table:table-cell table:style-name="ce125" office:value-type="string" calcext:value-type="string">
            <text:p>CrazyCarrot</text:p>
          </table:table-cell>
          <table:table-cell table:style-name="ce133"/>
          <table:table-cell table:style-name="ce140" office:value-type="string" calcext:value-type="string">
            <text:p>Zanahoria</text:p>
          </table:table-cell>
          <table:table-cell table:style-name="ce70" office:value-type="float" office:value="3" calcext:value-type="float">
            <text:p>3</text:p>
          </table:table-cell>
          <table:table-cell table:style-name="ce153" table:formula="of:=+[.E21]*0.5" office:value-type="currency" office:currency="ARS" office:value="1.5" calcext:value-type="currency">
            <text:p>$1,50</text:p>
          </table:table-cell>
          <table:table-cell table:style-name="ce158" table:formula="of:=SUM([.F21:.F25];[.$E$103])" office:value-type="float" office:value="10.8333703703704" calcext:value-type="float">
            <text:p><text:s/>$ 10,83 </text:p>
          </table:table-cell>
          <table:table-cell table:style-name="ce158" table:formula="of:=+[.J21]-[.G21]" office:value-type="float" office:value="34.1666296296296" calcext:value-type="float">
            <text:p><text:s/>$ 34,17 </text:p>
          </table:table-cell>
          <table:table-cell table:style-name="ce158" table:formula="of:=+[.G21]*2" office:value-type="float" office:value="21.6667407407407" calcext:value-type="float">
            <text:p><text:s/>$ 21,67 </text:p>
          </table:table-cell>
          <table:table-cell table:style-name="ce15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39" office:value-type="string" calcext:value-type="string">
            <text:p>Remolacha</text:p>
          </table:table-cell>
          <table:table-cell table:style-name="ce70" office:value-type="string" calcext:value-type="string">
            <text:p>muy poquito</text:p>
          </table:table-cell>
          <table:table-cell table:style-name="ce153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64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0" office:value-type="string" calcext:value-type="string">
            <text:p>apio</text:p>
          </table:table-cell>
          <table:table-cell table:style-name="ce70" office:value-type="string" calcext:value-type="string">
            <text:p>muy poquito ( 2 cm )</text:p>
          </table:table-cell>
          <table:table-cell table:style-name="ce153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0" office:value-type="string" calcext:value-type="string">
            <text:p>Pimienta de Cayena</text:p>
          </table:table-cell>
          <table:table-cell table:style-name="ce70" office:value-type="string" calcext:value-type="string">
            <text:p>2 pizcas</text:p>
          </table:table-cell>
          <table:table-cell table:style-name="ce153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Naranja</text:p>
          </table:table-cell>
          <table:table-cell table:style-name="ce70" office:value-type="float" office:value="2" calcext:value-type="float">
            <text:p>2</text:p>
          </table:table-cell>
          <table:table-cell table:style-name="ce153" table:formula="of:=+[.E25]*[.F92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2">
          <table:table-cell table:style-name="ce121" table:formula="of:=+[.A21]+1" office:value-type="float" office:value="6" calcext:value-type="float">
            <text:p>6</text:p>
          </table:table-cell>
          <table:table-cell table:style-name="ce125" office:value-type="string" calcext:value-type="string">
            <text:p>Sweet Spinach </text:p>
          </table:table-cell>
          <table:table-cell table:style-name="ce133"/>
          <table:table-cell table:style-name="ce134" office:value-type="string" calcext:value-type="string">
            <text:p>Espinaca</text:p>
          </table:table-cell>
          <table:table-cell table:style-name="ce70" office:value-type="string" calcext:value-type="string">
            <text:p>12 hojas chicas</text:p>
          </table:table-cell>
          <table:table-cell table:style-name="ce153" office:value-type="currency" office:currency="ARS" office:value="0.5" calcext:value-type="currency">
            <text:p>$0,50</text:p>
          </table:table-cell>
          <table:table-cell table:style-name="ce158" table:formula="of:=SUM([.F26:.F28];[.$E$103])" office:value-type="float" office:value="18.5644444444444" calcext:value-type="float">
            <text:p><text:s/>$ 18,56 </text:p>
          </table:table-cell>
          <table:table-cell table:style-name="ce158" table:formula="of:=+[.J26]-[.G26]" office:value-type="float" office:value="26.4355555555556" calcext:value-type="float">
            <text:p><text:s/>$ 26,44 </text:p>
          </table:table-cell>
          <table:table-cell table:style-name="ce158" table:formula="of:=+[.G26]*2" office:value-type="float" office:value="37.1288888888889" calcext:value-type="float">
            <text:p><text:s/>$ 37,13 </text:p>
          </table:table-cell>
          <table:table-cell table:style-name="ce15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39" office:value-type="string" calcext:value-type="string">
            <text:p>Mango</text:p>
          </table:table-cell>
          <table:table-cell table:style-name="ce70" office:value-type="string" calcext:value-type="string">
            <text:p>¼</text:p>
          </table:table-cell>
          <table:table-cell table:style-name="ce153" table:formula="of:=+0.25*[.F84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64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Manzana</text:p>
          </table:table-cell>
          <table:table-cell table:style-name="ce70" office:value-type="string" calcext:value-type="string">
            <text:p>1 ½</text:p>
          </table:table-cell>
          <table:table-cell table:style-name="ce153" table:formula="of:=+1.5*[.F85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2">
          <table:table-cell table:style-name="ce121" office:value-type="float" office:value="7" calcext:value-type="float">
            <text:p>7</text:p>
          </table:table-cell>
          <table:table-cell table:style-name="ce125" office:value-type="string" calcext:value-type="string">
            <text:p>G-Snap</text:p>
          </table:table-cell>
          <table:table-cell table:style-name="ce133"/>
          <table:table-cell table:style-name="ce134" office:value-type="string" calcext:value-type="string">
            <text:p>Jengibre</text:p>
          </table:table-cell>
          <table:table-cell table:style-name="ce70" office:value-type="string" calcext:value-type="string">
            <text:p>1 uña</text:p>
          </table:table-cell>
          <table:table-cell table:style-name="ce153" office:value-type="currency" office:currency="ARS" office:value="0.5" calcext:value-type="currency">
            <text:p>$0,50</text:p>
          </table:table-cell>
          <table:table-cell table:style-name="ce158" table:formula="of:=SUM([.F29:.F31];[.$E$103])" office:value-type="float" office:value="10.8653703703704" calcext:value-type="float">
            <text:p><text:s/>$ 10,87 </text:p>
          </table:table-cell>
          <table:table-cell table:style-name="ce158" table:formula="of:=+[.J29]-[.G29]" office:value-type="float" office:value="34.1346296296296" calcext:value-type="float">
            <text:p><text:s/>$ 34,13 </text:p>
          </table:table-cell>
          <table:table-cell table:style-name="ce158" table:formula="of:=+[.G29]*2" office:value-type="float" office:value="21.7307407407407" calcext:value-type="float">
            <text:p><text:s/>$ 21,73 </text:p>
          </table:table-cell>
          <table:table-cell table:style-name="ce15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39" office:value-type="string" calcext:value-type="string">
            <text:p>Zanahoria</text:p>
          </table:table-cell>
          <table:table-cell table:style-name="ce70" office:value-type="float" office:value="2" calcext:value-type="float">
            <text:p>2</text:p>
          </table:table-cell>
          <table:table-cell table:style-name="ce153" table:formula="of:=+[.E30]*1" office:value-type="currency" office:currency="ARS" office:value="2" calcext:value-type="currency">
            <text:p>$2,00</text:p>
          </table:table-cell>
          <table:table-cell/>
          <table:table-cell table:style-name="ce162" table:number-columns-repeated="2"/>
          <table:table-cell table:style-name="ce164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Naranja</text:p>
          </table:table-cell>
          <table:table-cell table:style-name="ce70" office:value-type="float" office:value="2" calcext:value-type="float">
            <text:p>2</text:p>
          </table:table-cell>
          <table:table-cell table:style-name="ce153" table:formula="of:=+[.E31]*[.F92]" office:value-type="currency" office:currency="ARS" office:value="2.03703703703704" calcext:value-type="currency">
            <text:p>$2,04</text:p>
          </table:table-cell>
          <table:table-cell/>
          <table:table-cell table:style-name="ce162" table:number-columns-repeated="2"/>
          <table:table-cell table:number-columns-repeated="1011"/>
        </table:table-row>
        <table:table-row table:style-name="ro2">
          <table:table-cell table:style-name="ce121" office:value-type="float" office:value="8" calcext:value-type="float">
            <text:p>8</text:p>
          </table:table-cell>
          <table:table-cell table:style-name="ce125" office:value-type="string" calcext:value-type="string">
            <text:p>Crazy Cranberry </text:p>
          </table:table-cell>
          <table:table-cell table:style-name="ce133"/>
          <table:table-cell table:style-name="ce140" office:value-type="string" calcext:value-type="string">
            <text:p>Arándanos</text:p>
          </table:table-cell>
          <table:table-cell table:style-name="ce70" office:value-type="float" office:value="8" calcext:value-type="float">
            <text:p>8</text:p>
          </table:table-cell>
          <table:table-cell table:style-name="ce153" table:formula="of:=+[.E32]*[.F75]" office:value-type="currency" office:currency="ARS" office:value="3.2" calcext:value-type="currency">
            <text:p>$3,20</text:p>
          </table:table-cell>
          <table:table-cell table:style-name="ce158" table:formula="of:=SUM([.$F$32:.$F$35];[.$E$103])" office:value-type="float" office:value="15.3988888888889" calcext:value-type="float">
            <text:p><text:s/>$ 15,40 </text:p>
          </table:table-cell>
          <table:table-cell table:style-name="ce158" table:formula="of:=+[.J32]-[.G32]" office:value-type="float" office:value="29.6011111111111" calcext:value-type="float">
            <text:p><text:s/>$ 29,60 </text:p>
          </table:table-cell>
          <table:table-cell table:style-name="ce158" table:formula="of:=+[.G32]*2" office:value-type="float" office:value="30.7977777777778" calcext:value-type="float">
            <text:p><text:s/>$ 30,80 </text:p>
          </table:table-cell>
          <table:table-cell table:style-name="ce15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39" office:value-type="string" calcext:value-type="string">
            <text:p>Frutillas</text:p>
          </table:table-cell>
          <table:table-cell table:style-name="ce70" office:value-type="float" office:value="2" calcext:value-type="float">
            <text:p>2</text:p>
          </table:table-cell>
          <table:table-cell table:style-name="ce153" table:formula="of:=+[.E33]*[.F80]" office:value-type="currency" office:currency="ARS" office:value="1.44" calcext:value-type="currency">
            <text:p>$1,44</text:p>
          </table:table-cell>
          <table:table-cell/>
          <table:table-cell table:style-name="ce162" table:number-columns-repeated="2"/>
          <table:table-cell table:style-name="ce164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0" office:value-type="string" calcext:value-type="string">
            <text:p>Sandía</text:p>
          </table:table-cell>
          <table:table-cell table:style-name="ce70" office:value-type="string" calcext:value-type="string">
            <text:p>1 cucharón</text:p>
          </table:table-cell>
          <table:table-cell table:style-name="ce153" office:value-type="currency" office:currency="ARS" office:value="2" calcext:value-type="currency">
            <text:p>$2,00</text:p>
          </table:table-cell>
          <table:table-cell/>
          <table:table-cell table:style-name="ce162" table:number-columns-repeated="2"/>
          <table:table-cell table:number-columns-repeated="1011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0" office:value-type="string" calcext:value-type="string">
            <text:p>Manzana</text:p>
          </table:table-cell>
          <table:table-cell table:style-name="ce70" office:value-type="string" calcext:value-type="string">
            <text:p>¾</text:p>
          </table:table-cell>
          <table:table-cell table:style-name="ce153" table:formula="of:=+0.75*[.F85]" office:value-type="currency" office:currency="ARS" office:value="2.43055555555555" calcext:value-type="currency">
            <text:p>$2,43</text:p>
          </table:table-cell>
          <table:table-cell/>
          <table:table-cell table:style-name="ce162" table:number-columns-repeated="2"/>
          <table:table-cell table:number-columns-repeated="1011"/>
        </table:table-row>
        <table:table-row table:style-name="ro2">
          <table:table-cell table:style-name="ce121" office:value-type="float" office:value="9" calcext:value-type="float">
            <text:p>9</text:p>
          </table:table-cell>
          <table:table-cell table:style-name="ce125" office:value-type="string" calcext:value-type="string">
            <text:p>Superberry Boost</text:p>
          </table:table-cell>
          <table:table-cell table:style-name="ce133"/>
          <table:table-cell table:style-name="ce134" office:value-type="string" calcext:value-type="string">
            <text:p>Arándanos</text:p>
          </table:table-cell>
          <table:table-cell table:style-name="ce70" office:value-type="float" office:value="12" calcext:value-type="float">
            <text:p>12</text:p>
          </table:table-cell>
          <table:table-cell table:style-name="ce153" table:formula="of:=+[.E36]*[.F75]" office:value-type="currency" office:currency="ARS" office:value="4.8" calcext:value-type="currency">
            <text:p>$4,80</text:p>
          </table:table-cell>
          <table:table-cell table:style-name="ce158" table:formula="of:=SUM([.$F$36:.$F$38];[.$E$103])" office:value-type="float" office:value="15.3253703703704" calcext:value-type="float">
            <text:p><text:s/>$ 15,33 </text:p>
          </table:table-cell>
          <table:table-cell table:style-name="ce158" table:formula="of:=+[.J36]-[.G36]" office:value-type="float" office:value="29.6746296296296" calcext:value-type="float">
            <text:p><text:s/>$ 29,67 </text:p>
          </table:table-cell>
          <table:table-cell table:style-name="ce158" table:formula="of:=+[.G36]*2" office:value-type="float" office:value="30.6507407407407" calcext:value-type="float">
            <text:p><text:s/>$ 30,65 </text:p>
          </table:table-cell>
          <table:table-cell table:style-name="ce15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39" office:value-type="string" calcext:value-type="string">
            <text:p>Frutillas</text:p>
          </table:table-cell>
          <table:table-cell table:style-name="ce70" office:value-type="float" office:value="3" calcext:value-type="float">
            <text:p>3</text:p>
          </table:table-cell>
          <table:table-cell table:style-name="ce153" table:formula="of:=+[.E37]*[.F80]" office:value-type="currency" office:currency="ARS" office:value="2.16" calcext:value-type="currency">
            <text:p>$2,16</text:p>
          </table:table-cell>
          <table:table-cell/>
          <table:table-cell table:style-name="ce162" table:number-columns-repeated="2"/>
          <table:table-cell table:style-name="ce164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Naranja</text:p>
          </table:table-cell>
          <table:table-cell table:style-name="ce70" office:value-type="float" office:value="2" calcext:value-type="float">
            <text:p>2</text:p>
          </table:table-cell>
          <table:table-cell table:style-name="ce153" table:formula="of:=+[.E38]*[.F92]" office:value-type="currency" office:currency="ARS" office:value="2.03703703703704" calcext:value-type="currency">
            <text:p>$2,04</text:p>
          </table:table-cell>
          <table:table-cell/>
          <table:table-cell table:style-name="ce162" table:number-columns-repeated="2"/>
          <table:table-cell table:number-columns-repeated="1011"/>
        </table:table-row>
        <table:table-row table:style-name="ro2">
          <table:table-cell table:style-name="ce121" office:value-type="float" office:value="10" calcext:value-type="float">
            <text:p>10</text:p>
          </table:table-cell>
          <table:table-cell table:style-name="ce125" office:value-type="string" calcext:value-type="string">
            <text:p>Sweet Remedy </text:p>
          </table:table-cell>
          <table:table-cell table:style-name="ce133"/>
          <table:table-cell table:style-name="ce134" office:value-type="string" calcext:value-type="string">
            <text:p>Arándanos</text:p>
          </table:table-cell>
          <table:table-cell table:style-name="ce70" office:value-type="float" office:value="12" calcext:value-type="float">
            <text:p>12</text:p>
          </table:table-cell>
          <table:table-cell table:style-name="ce153" table:formula="of:=+[.E39]*[.F75]" office:value-type="currency" office:currency="ARS" office:value="4.8" calcext:value-type="currency">
            <text:p>$4,80</text:p>
          </table:table-cell>
          <table:table-cell table:style-name="ce158" table:formula="of:=SUM([.$F$39:.$F$43];[.$E$103])" office:value-type="float" office:value="21.6253703703704" calcext:value-type="float">
            <text:p><text:s/>$ 21,63 </text:p>
          </table:table-cell>
          <table:table-cell table:style-name="ce158" table:formula="of:=+[.J39]-[.G39]" office:value-type="float" office:value="23.3746296296296" calcext:value-type="float">
            <text:p><text:s/>$ 23,37 </text:p>
          </table:table-cell>
          <table:table-cell table:style-name="ce158" table:formula="of:=+[.G39]*2" office:value-type="float" office:value="43.2507407407408" calcext:value-type="float">
            <text:p><text:s/>$ 43,25 </text:p>
          </table:table-cell>
          <table:table-cell table:style-name="ce15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39" office:value-type="string" calcext:value-type="string">
            <text:p>Frutillas</text:p>
          </table:table-cell>
          <table:table-cell table:style-name="ce70" office:value-type="float" office:value="3" calcext:value-type="float">
            <text:p>3</text:p>
          </table:table-cell>
          <table:table-cell table:style-name="ce153" table:formula="of:=+[.E40]*[.F80]" office:value-type="currency" office:currency="ARS" office:value="2.16" calcext:value-type="currency">
            <text:p>$2,16</text:p>
          </table:table-cell>
          <table:table-cell/>
          <table:table-cell table:style-name="ce162" table:number-columns-repeated="2"/>
          <table:table-cell table:style-name="ce164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0" office:value-type="string" calcext:value-type="string">
            <text:p>Cerezas</text:p>
          </table:table-cell>
          <table:table-cell table:style-name="ce70" office:value-type="float" office:value="4" calcext:value-type="float">
            <text:p>4</text:p>
          </table:table-cell>
          <table:table-cell table:style-name="ce153" table:formula="of:=+[.E41]*[.F77]" office:value-type="currency" office:currency="ARS" office:value="4.8" calcext:value-type="currency">
            <text:p>$4,80</text:p>
          </table:table-cell>
          <table:table-cell/>
          <table:table-cell table:style-name="ce162" table:number-columns-repeated="2"/>
          <table:table-cell table:number-columns-repeated="1011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0" office:value-type="string" calcext:value-type="string">
            <text:p>Sandía</text:p>
          </table:table-cell>
          <table:table-cell table:style-name="ce70" office:value-type="string" calcext:value-type="string">
            <text:p>¾ de cucharon</text:p>
          </table:table-cell>
          <table:table-cell table:style-name="ce153" office:value-type="currency" office:currency="ARS" office:value="1.5" calcext:value-type="currency">
            <text:p>$1,50</text:p>
          </table:table-cell>
          <table:table-cell/>
          <table:table-cell table:style-name="ce162" table:number-columns-repeated="2"/>
          <table:table-cell table:number-columns-repeated="1011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Naranja</text:p>
          </table:table-cell>
          <table:table-cell table:style-name="ce70" office:value-type="float" office:value="2" calcext:value-type="float">
            <text:p>2</text:p>
          </table:table-cell>
          <table:table-cell table:style-name="ce153" table:formula="of:=+[.E43]*[.F92]" office:value-type="currency" office:currency="ARS" office:value="2.03703703703704" calcext:value-type="currency">
            <text:p>$2,04</text:p>
          </table:table-cell>
          <table:table-cell/>
          <table:table-cell table:style-name="ce162" table:number-columns-repeated="2"/>
          <table:table-cell table:number-columns-repeated="1011"/>
        </table:table-row>
        <table:table-row table:style-name="ro2">
          <table:table-cell table:style-name="ce121" office:value-type="float" office:value="11" calcext:value-type="float">
            <text:p>11</text:p>
          </table:table-cell>
          <table:table-cell table:style-name="ce125" office:value-type="string" calcext:value-type="string">
            <text:p>Gol de Mora</text:p>
          </table:table-cell>
          <table:table-cell table:style-name="ce134"/>
          <table:table-cell table:style-name="ce134" office:value-type="string" calcext:value-type="string">
            <text:p>Moras</text:p>
          </table:table-cell>
          <table:table-cell table:style-name="ce70" office:value-type="string" calcext:value-type="string">
            <text:p>6 u 8</text:p>
          </table:table-cell>
          <table:table-cell table:style-name="ce153" table:formula="of:=+7*[.F91]" office:value-type="currency" office:currency="ARS" office:value="3.5" calcext:value-type="currency">
            <text:p>$3,50</text:p>
          </table:table-cell>
          <table:table-cell table:style-name="ce158" table:formula="of:=SUM([.F44:.F48];[.$E$103])" office:value-type="float" office:value="19.6575925925926" calcext:value-type="float">
            <text:p><text:s/>$ 19,66 </text:p>
          </table:table-cell>
          <table:table-cell table:style-name="ce158" table:formula="of:=+[.$J$44]-[.G44]" office:value-type="float" office:value="25.3424074074074" calcext:value-type="float">
            <text:p><text:s/>$ 25,34 </text:p>
          </table:table-cell>
          <table:table-cell table:style-name="ce158" table:formula="of:=+[.G44]*2" office:value-type="float" office:value="39.3151851851852" calcext:value-type="float">
            <text:p><text:s/>$ 39,32 </text:p>
          </table:table-cell>
          <table:table-cell table:style-name="ce15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39" office:value-type="string" calcext:value-type="string">
            <text:p>Frutillas</text:p>
          </table:table-cell>
          <table:table-cell table:style-name="ce70" office:value-type="float" office:value="6" calcext:value-type="float">
            <text:p>6</text:p>
          </table:table-cell>
          <table:table-cell table:style-name="ce153" table:formula="of:=+[.E45]*[.F80]" office:value-type="currency" office:currency="ARS" office:value="4.32" calcext:value-type="currency">
            <text:p>$4,32</text:p>
          </table:table-cell>
          <table:table-cell/>
          <table:table-cell table:style-name="ce162" table:number-columns-repeated="2"/>
          <table:table-cell table:style-name="ce164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0" office:value-type="string" calcext:value-type="string">
            <text:p>Manzana Verde</text:p>
          </table:table-cell>
          <table:table-cell table:style-name="ce70" office:value-type="float" office:value="1" calcext:value-type="float">
            <text:p>1</text:p>
          </table:table-cell>
          <table:table-cell table:style-name="ce153" table:formula="of:=+[.E46]*[.F85]" office:value-type="currency" office:currency="ARS" office:value="3.24074074074074" calcext:value-type="currency">
            <text:p>$3,24</text:p>
          </table:table-cell>
          <table:table-cell/>
          <table:table-cell table:style-name="ce162" table:number-columns-repeated="2"/>
          <table:table-cell table:number-columns-repeated="1011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0" office:value-type="string" calcext:value-type="string">
            <text:p>Melón</text:p>
          </table:table-cell>
          <table:table-cell table:style-name="ce70" office:value-type="string" calcext:value-type="string">
            <text:p>¼</text:p>
          </table:table-cell>
          <table:table-cell table:style-name="ce153" table:formula="of:=+0.25*5" office:value-type="currency" office:currency="ARS" office:value="1.25" calcext:value-type="currency">
            <text:p>$1,25</text:p>
          </table:table-cell>
          <table:table-cell/>
          <table:table-cell table:style-name="ce162" table:number-columns-repeated="2"/>
          <table:table-cell table:number-columns-repeated="1011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Naranja</text:p>
          </table:table-cell>
          <table:table-cell table:style-name="ce70" office:value-type="float" office:value="1" calcext:value-type="float">
            <text:p>1</text:p>
          </table:table-cell>
          <table:table-cell table:style-name="ce153" table:formula="of:=+[.E48]*[.F92]" office:value-type="currency" office:currency="ARS" office:value="1.01851851851852" calcext:value-type="currency">
            <text:p>$1,02</text:p>
          </table:table-cell>
          <table:table-cell/>
          <table:table-cell table:style-name="ce162" table:number-columns-repeated="2"/>
          <table:table-cell table:number-columns-repeated="1011"/>
        </table:table-row>
        <table:table-row table:style-name="ro2">
          <table:table-cell table:style-name="ce121" office:value-type="float" office:value="12" calcext:value-type="float">
            <text:p>12</text:p>
          </table:table-cell>
          <table:table-cell table:style-name="ce125" office:value-type="string" calcext:value-type="string">
            <text:p>Immune Booster</text:p>
          </table:table-cell>
          <table:table-cell table:style-name="ce134"/>
          <table:table-cell table:style-name="ce134" office:value-type="string" calcext:value-type="string">
            <text:p>Frutillas</text:p>
          </table:table-cell>
          <table:table-cell table:style-name="ce70" office:value-type="string" calcext:value-type="string">
            <text:p>x</text:p>
          </table:table-cell>
          <table:table-cell table:style-name="ce153"/>
          <table:table-cell table:style-name="ce158" table:formula="of:=SUM([.$F$32:.$F$35];[.$E$103])" office:value-type="float" office:value="15.3988888888889" calcext:value-type="float">
            <text:p><text:s/>$ 15,40 </text:p>
          </table:table-cell>
          <table:table-cell table:style-name="ce162" table:number-columns-repeated="2"/>
          <table:table-cell table:style-name="ce15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34" office:value-type="string" calcext:value-type="string">
            <text:p>Frambuesa</text:p>
          </table:table-cell>
          <table:table-cell table:style-name="ce70" office:value-type="string" calcext:value-type="string">
            <text:p>x</text:p>
          </table:table-cell>
          <table:table-cell table:style-name="ce153"/>
          <table:table-cell/>
          <table:table-cell table:style-name="ce162" table:number-columns-repeated="2"/>
          <table:table-cell table:style-name="ce164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0" office:value-type="string" calcext:value-type="string">
            <text:p>Naranja</text:p>
          </table:table-cell>
          <table:table-cell table:style-name="ce70" office:value-type="string" calcext:value-type="string">
            <text:p>x</text:p>
          </table:table-cell>
          <table:table-cell table:style-name="ce153"/>
          <table:table-cell/>
          <table:table-cell table:style-name="ce162" table:number-columns-repeated="2"/>
          <table:table-cell table:number-columns-repeated="1011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Yogurt sin Azúcar</text:p>
          </table:table-cell>
          <table:table-cell table:style-name="ce70" office:value-type="string" calcext:value-type="string">
            <text:p>x</text:p>
          </table:table-cell>
          <table:table-cell table:style-name="ce153"/>
          <table:table-cell/>
          <table:table-cell table:style-name="ce162" table:number-columns-repeated="2"/>
          <table:table-cell table:number-columns-repeated="1011"/>
        </table:table-row>
        <table:table-row table:style-name="ro2">
          <table:table-cell table:style-name="ce121" office:value-type="float" office:value="13" calcext:value-type="float">
            <text:p>13</text:p>
          </table:table-cell>
          <table:table-cell table:style-name="ce125" office:value-type="string" calcext:value-type="string">
            <text:p>Happy Heart</text:p>
          </table:table-cell>
          <table:table-cell table:style-name="ce134"/>
          <table:table-cell table:style-name="ce134" office:value-type="string" calcext:value-type="string">
            <text:p>Frambuesa</text:p>
          </table:table-cell>
          <table:table-cell table:style-name="ce70" office:value-type="string" calcext:value-type="string">
            <text:p>x</text:p>
          </table:table-cell>
          <table:table-cell table:style-name="ce153"/>
          <table:table-cell/>
          <table:table-cell table:style-name="ce162" table:number-columns-repeated="2"/>
          <table:table-cell table:style-name="ce15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39" office:value-type="string" calcext:value-type="string">
            <text:p>Arándanos</text:p>
          </table:table-cell>
          <table:table-cell table:style-name="ce70" office:value-type="string" calcext:value-type="string">
            <text:p>x</text:p>
          </table:table-cell>
          <table:table-cell table:style-name="ce153"/>
          <table:table-cell/>
          <table:table-cell table:style-name="ce162" table:number-columns-repeated="2"/>
          <table:table-cell table:style-name="ce164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0" office:value-type="string" calcext:value-type="string">
            <text:p>Ananá</text:p>
          </table:table-cell>
          <table:table-cell table:style-name="ce70" office:value-type="string" calcext:value-type="string">
            <text:p>x</text:p>
          </table:table-cell>
          <table:table-cell table:style-name="ce153"/>
          <table:table-cell/>
          <table:table-cell table:style-name="ce162" table:number-columns-repeated="2"/>
          <table:table-cell table:number-columns-repeated="1011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Manzana</text:p>
          </table:table-cell>
          <table:table-cell table:style-name="ce70" office:value-type="string" calcext:value-type="string">
            <text:p>x</text:p>
          </table:table-cell>
          <table:table-cell table:style-name="ce153"/>
          <table:table-cell/>
          <table:table-cell table:style-name="ce162" table:number-columns-repeated="2"/>
          <table:table-cell table:number-columns-repeated="1011"/>
        </table:table-row>
        <table:table-row table:style-name="ro2">
          <table:table-cell table:style-name="ce121" office:value-type="float" office:value="14" calcext:value-type="float">
            <text:p>14</text:p>
          </table:table-cell>
          <table:table-cell table:style-name="ce125" office:value-type="string" calcext:value-type="string">
            <text:p>Pink Panther </text:p>
          </table:table-cell>
          <table:table-cell table:style-name="ce134"/>
          <table:table-cell table:style-name="ce140" office:value-type="string" calcext:value-type="string">
            <text:p>Cerezas</text:p>
          </table:table-cell>
          <table:table-cell table:style-name="ce70" office:value-type="float" office:value="10" calcext:value-type="float">
            <text:p>10</text:p>
          </table:table-cell>
          <table:table-cell table:style-name="ce153" table:formula="of:=+[.E57]*[.F77]" office:value-type="currency" office:currency="ARS" office:value="12" calcext:value-type="currency">
            <text:p>$12,00</text:p>
          </table:table-cell>
          <table:table-cell table:style-name="ce158" table:formula="of:=SUM([.$F$32:.$F$35];[.$E$103])" office:value-type="float" office:value="15.3988888888889" calcext:value-type="float">
            <text:p><text:s/>$ 15,40 </text:p>
          </table:table-cell>
          <table:table-cell table:style-name="ce158" table:formula="of:=[.J57]-SUM(#REF!)" office:value-type="string" office:string-value="" calcext:value-type="error">
            <text:p>#REF!</text:p>
          </table:table-cell>
          <table:table-cell table:style-name="ce158"/>
          <table:table-cell table:style-name="ce15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39" office:value-type="string" calcext:value-type="string">
            <text:p>Ananá</text:p>
          </table:table-cell>
          <table:table-cell table:style-name="ce70" office:value-type="string" calcext:value-type="string">
            <text:p>1 rodaja</text:p>
          </table:table-cell>
          <table:table-cell table:style-name="ce153" office:value-type="currency" office:currency="ARS" office:value="3.75" calcext:value-type="currency">
            <text:p>$3,75</text:p>
          </table:table-cell>
          <table:table-cell/>
          <table:table-cell table:style-name="ce162" table:number-columns-repeated="2"/>
          <table:table-cell table:style-name="ce164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0" office:value-type="string" calcext:value-type="string">
            <text:p>Mango</text:p>
          </table:table-cell>
          <table:table-cell table:style-name="ce70" office:value-type="string" calcext:value-type="string">
            <text:p>poco</text:p>
          </table:table-cell>
          <table:table-cell table:style-name="ce153"/>
          <table:table-cell/>
          <table:table-cell table:style-name="ce162" table:number-columns-repeated="2"/>
          <table:table-cell table:number-columns-repeated="1011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Manzana</text:p>
          </table:table-cell>
          <table:table-cell table:style-name="ce70" office:value-type="float" office:value="1" calcext:value-type="float">
            <text:p>1</text:p>
          </table:table-cell>
          <table:table-cell table:style-name="ce153"/>
          <table:table-cell/>
          <table:table-cell table:style-name="ce162" table:number-columns-repeated="2"/>
          <table:table-cell table:number-columns-repeated="1011"/>
        </table:table-row>
        <table:table-row table:style-name="ro2">
          <table:table-cell table:style-name="ce121" office:value-type="float" office:value="15" calcext:value-type="float">
            <text:p>15</text:p>
          </table:table-cell>
          <table:table-cell table:style-name="ce125" office:value-type="string" calcext:value-type="string">
            <text:p>Hangover Cure </text:p>
          </table:table-cell>
          <table:table-cell table:style-name="ce134"/>
          <table:table-cell table:style-name="ce134" office:value-type="string" calcext:value-type="string">
            <text:p>Mango</text:p>
          </table:table-cell>
          <table:table-cell table:style-name="ce70" office:value-type="string" calcext:value-type="string">
            <text:p>¼</text:p>
          </table:table-cell>
          <table:table-cell table:style-name="ce153"/>
          <table:table-cell table:style-name="ce158" table:formula="of:=SUM([.$F$32:.$F$35];[.$E$103])" office:value-type="float" office:value="15.3988888888889" calcext:value-type="float">
            <text:p><text:s/>$ 15,40 </text:p>
          </table:table-cell>
          <table:table-cell table:style-name="ce158" table:formula="of:=[.J61]-SUM(#REF!)" office:value-type="string" office:string-value="" calcext:value-type="error">
            <text:p>#REF!</text:p>
          </table:table-cell>
          <table:table-cell table:style-name="ce158"/>
          <table:table-cell table:style-name="ce15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39" office:value-type="string" calcext:value-type="string">
            <text:p>Ananá</text:p>
          </table:table-cell>
          <table:table-cell table:style-name="ce149" office:value-type="string" calcext:value-type="string">
            <text:p>1 ½ rodaja</text:p>
          </table:table-cell>
          <table:table-cell table:style-name="ce153"/>
          <table:table-cell/>
          <table:table-cell table:style-name="ce162" table:number-columns-repeated="2"/>
          <table:table-cell table:style-name="ce164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0" office:value-type="string" calcext:value-type="string">
            <text:p>Jengibre</text:p>
          </table:table-cell>
          <table:table-cell table:style-name="ce70" office:value-type="string" calcext:value-type="string">
            <text:p>muy poco</text:p>
          </table:table-cell>
          <table:table-cell table:style-name="ce153"/>
          <table:table-cell/>
          <table:table-cell table:style-name="ce162" table:number-columns-repeated="2"/>
          <table:table-cell table:number-columns-repeated="1011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2" office:value-type="string" calcext:value-type="string">
            <text:p>limón</text:p>
          </table:table-cell>
          <table:table-cell table:style-name="ce70" office:value-type="string" calcext:value-type="string">
            <text:p>poco</text:p>
          </table:table-cell>
          <table:table-cell table:style-name="ce153"/>
          <table:table-cell/>
          <table:table-cell table:style-name="ce162" table:number-columns-repeated="2"/>
          <table:table-cell table:number-columns-repeated="1011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1" office:value-type="string" calcext:value-type="string">
            <text:p>Naranja</text:p>
          </table:table-cell>
          <table:table-cell table:style-name="ce70" office:value-type="float" office:value="2" calcext:value-type="float">
            <text:p>2</text:p>
          </table:table-cell>
          <table:table-cell table:style-name="ce153"/>
          <table:table-cell/>
          <table:table-cell table:style-name="ce162" table:number-columns-repeated="2"/>
          <table:table-cell table:number-columns-repeated="1011"/>
        </table:table-row>
        <table:table-row table:style-name="ro2">
          <table:table-cell table:style-name="ce121" office:value-type="float" office:value="16" calcext:value-type="float">
            <text:p>16</text:p>
          </table:table-cell>
          <table:table-cell table:style-name="ce125" office:value-type="string" calcext:value-type="string">
            <text:p>Pear Fusion</text:p>
          </table:table-cell>
          <table:table-cell table:style-name="ce134"/>
          <table:table-cell table:style-name="ce143" office:value-type="string" calcext:value-type="string">
            <text:p>Frambuesa</text:p>
          </table:table-cell>
          <table:table-cell table:style-name="ce70" office:value-type="float" office:value="10" calcext:value-type="float">
            <text:p>10</text:p>
          </table:table-cell>
          <table:table-cell table:style-name="ce150"/>
          <table:table-cell table:style-name="ce158" table:formula="of:=SUM([.$F$32:.$F$35];[.$E$103])" office:value-type="float" office:value="15.3988888888889" calcext:value-type="float">
            <text:p><text:s/>$ 15,40 </text:p>
          </table:table-cell>
          <table:table-cell table:style-name="ce158" table:formula="of:=[.J66]-SUM(#REF!)" office:value-type="string" office:string-value="" calcext:value-type="error">
            <text:p>#REF!</text:p>
          </table:table-cell>
          <table:table-cell table:style-name="ce158"/>
          <table:table-cell table:style-name="ce15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44" office:value-type="string" calcext:value-type="string">
            <text:p>Ananá</text:p>
          </table:table-cell>
          <table:table-cell table:style-name="ce70" office:value-type="string" calcext:value-type="string">
            <text:p>½ rodaja</text:p>
          </table:table-cell>
          <table:table-cell table:style-name="ce150"/>
          <table:table-cell/>
          <table:table-cell table:style-name="ce162" table:number-columns-repeated="2"/>
          <table:table-cell table:style-name="ce164" table:number-columns-spanned="1" table:number-rows-spanned="3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4" office:value-type="string" calcext:value-type="string">
            <text:p>Manzana</text:p>
          </table:table-cell>
          <table:table-cell table:style-name="ce70" office:value-type="float" office:value="1" calcext:value-type="float">
            <text:p>1</text:p>
          </table:table-cell>
          <table:table-cell table:style-name="ce150"/>
          <table:table-cell/>
          <table:table-cell table:style-name="ce162" table:number-columns-repeated="2"/>
          <table:covered-table-cell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4" office:value-type="string" calcext:value-type="string">
            <text:p>Pera</text:p>
          </table:table-cell>
          <table:table-cell table:style-name="ce70" office:value-type="float" office:value="1" calcext:value-type="float">
            <text:p>1</text:p>
          </table:table-cell>
          <table:table-cell table:style-name="ce150"/>
          <table:table-cell/>
          <table:table-cell table:style-name="ce162" table:number-columns-repeated="2"/>
          <table:covered-table-cell/>
          <table:table-cell table:number-columns-repeated="1010"/>
        </table:table-row>
        <table:table-row table:style-name="ro2">
          <table:table-cell table:style-name="ce118"/>
          <table:table-cell table:style-name="ce126"/>
          <table:table-cell table:style-name="Default"/>
          <table:table-cell table:style-name="ce145"/>
          <table:table-cell table:style-name="ce126"/>
          <table:table-cell table:number-columns-repeated="1015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5"/>
          <table:table-cell table:style-name="ce126"/>
          <table:table-cell table:number-columns-repeated="1015"/>
        </table:table-row>
        <table:table-row table:style-name="ro2">
          <table:table-cell table:style-name="ce118" table:number-columns-spanned="1" table:number-rows-spanned="28"/>
          <table:table-cell table:style-name="ce127" office:value-type="string" calcext:value-type="string">
            <text:p>Frutas Y verduras</text:p>
          </table:table-cell>
          <table:table-cell table:style-name="ce127" office:value-type="string" calcext:value-type="string">
            <text:p>Precio por Cajón</text:p>
          </table:table-cell>
          <table:table-cell table:style-name="ce127" office:value-type="string" calcext:value-type="string">
            <text:p>Kg.</text:p>
          </table:table-cell>
          <table:table-cell table:style-name="ce127" office:value-type="string" calcext:value-type="string">
            <text:p>Precio por Kg.</text:p>
          </table:table-cell>
          <table:table-cell table:style-name="ce155" office:value-type="string" calcext:value-type="string">
            <text:p>Precio por unidad</text:p>
          </table:table-cell>
          <table:table-cell table:number-columns-repeated="3"/>
          <table:table-cell table:style-name="ce165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Ananá</text:p>
          </table:table-cell>
          <table:table-cell table:style-name="ce135"/>
          <table:table-cell table:style-name="ce146"/>
          <table:table-cell table:style-name="ce135"/>
          <table:table-cell table:style-name="ce156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apio</text:p>
          </table:table-cell>
          <table:table-cell table:style-name="ce135"/>
          <table:table-cell table:style-name="ce146"/>
          <table:table-cell table:style-name="ce135"/>
          <table:table-cell table:style-name="ce156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Arándanos</text:p>
          </table:table-cell>
          <table:table-cell table:style-name="ce135"/>
          <table:table-cell table:style-name="ce146"/>
          <table:table-cell table:style-name="ce135" office:value-type="float" office:value="20" calcext:value-type="float">
            <text:p><text:s/>$ 20,00 </text:p>
          </table:table-cell>
          <table:table-cell table:style-name="ce156" table:formula="of:=+[.E75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Banana</text:p>
          </table:table-cell>
          <table:table-cell table:style-name="ce135" office:value-type="float" office:value="280" calcext:value-type="float">
            <text:p><text:s/>$ 280,00 </text:p>
          </table:table-cell>
          <table:table-cell table:style-name="ce146" office:value-type="float" office:value="20" calcext:value-type="float">
            <text:p>20,00 </text:p>
          </table:table-cell>
          <table:table-cell table:style-name="ce135" table:formula="of:=+[.C76]/[.D76]" office:value-type="float" office:value="14" calcext:value-type="float">
            <text:p><text:s/>$ 14,00 </text:p>
          </table:table-cell>
          <table:table-cell table:style-name="ce156" table:formula="of:=+[.E76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Cerezas</text:p>
          </table:table-cell>
          <table:table-cell table:style-name="ce135" office:value-type="float" office:value="300" calcext:value-type="float">
            <text:p><text:s/>$ 300,00 </text:p>
          </table:table-cell>
          <table:table-cell table:style-name="ce146" office:value-type="float" office:value="5" calcext:value-type="float">
            <text:p>5,00 </text:p>
          </table:table-cell>
          <table:table-cell table:style-name="ce135" table:formula="of:=+[.C77]/[.D77]" office:value-type="float" office:value="60" calcext:value-type="float">
            <text:p><text:s/>$ 60,00 </text:p>
          </table:table-cell>
          <table:table-cell table:style-name="ce156" table:formula="of:=+[.E77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Espinaca</text:p>
          </table:table-cell>
          <table:table-cell table:style-name="ce135"/>
          <table:table-cell table:style-name="ce146"/>
          <table:table-cell table:style-name="ce135"/>
          <table:table-cell table:style-name="ce156" office:value-type="currency" office:currency="ARS" office:value="5" calcext:value-type="currency">
            <text:p>$5,00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Frambuesa</text:p>
          </table:table-cell>
          <table:table-cell table:style-name="ce135"/>
          <table:table-cell table:style-name="ce146"/>
          <table:table-cell table:style-name="ce135" office:value-type="float" office:value="20" calcext:value-type="float">
            <text:p><text:s/>$ 20,00 </text:p>
          </table:table-cell>
          <table:table-cell table:style-name="ce156" office:value-type="currency" office:currency="ARS" office:value="1" calcext:value-type="currency">
            <text:p>$1,00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Frutillas</text:p>
          </table:table-cell>
          <table:table-cell table:style-name="ce135" office:value-type="float" office:value="180" calcext:value-type="float">
            <text:p><text:s/>$ 180,00 </text:p>
          </table:table-cell>
          <table:table-cell table:style-name="ce146" office:value-type="float" office:value="5" calcext:value-type="float">
            <text:p>5,00 </text:p>
          </table:table-cell>
          <table:table-cell table:style-name="ce135" table:formula="of:=+[.C80]/[.D80]" office:value-type="float" office:value="36" calcext:value-type="float">
            <text:p><text:s/>$ 36,00 </text:p>
          </table:table-cell>
          <table:table-cell table:style-name="ce156" table:formula="of:=+[.E80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Jengibre</text:p>
          </table:table-cell>
          <table:table-cell table:style-name="ce135"/>
          <table:table-cell table:style-name="ce146"/>
          <table:table-cell table:style-name="ce135" office:value-type="float" office:value="160" calcext:value-type="float">
            <text:p><text:s/>$ 160,00 </text:p>
          </table:table-cell>
          <table:table-cell table:style-name="ce156" table:formula="of:=+[.E81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lima</text:p>
          </table:table-cell>
          <table:table-cell table:style-name="ce135"/>
          <table:table-cell table:style-name="ce146"/>
          <table:table-cell table:style-name="ce135"/>
          <table:table-cell table:style-name="ce156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limón</text:p>
          </table:table-cell>
          <table:table-cell table:style-name="ce135"/>
          <table:table-cell table:style-name="ce146"/>
          <table:table-cell table:style-name="ce135"/>
          <table:table-cell table:style-name="ce156"/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Mango</text:p>
          </table:table-cell>
          <table:table-cell table:style-name="ce135" office:value-type="float" office:value="220" calcext:value-type="float">
            <text:p><text:s/>$ 220,00 </text:p>
          </table:table-cell>
          <table:table-cell table:style-name="ce146" office:value-type="float" office:value="8" calcext:value-type="float">
            <text:p>8,00 </text:p>
          </table:table-cell>
          <table:table-cell table:style-name="ce135" table:formula="of:=+[.C84]/[.D84]" office:value-type="float" office:value="27.5" calcext:value-type="float">
            <text:p><text:s/>$ 27,50 </text:p>
          </table:table-cell>
          <table:table-cell table:style-name="ce156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Manzana</text:p>
          </table:table-cell>
          <table:table-cell table:style-name="ce135" office:value-type="float" office:value="350" calcext:value-type="float">
            <text:p><text:s/>$ 350,00 </text:p>
          </table:table-cell>
          <table:table-cell table:style-name="ce146" office:value-type="float" office:value="18" calcext:value-type="float">
            <text:p>18,00 </text:p>
          </table:table-cell>
          <table:table-cell table:style-name="ce135" table:formula="of:=+[.C85]/[.D85]" office:value-type="float" office:value="19.4444444444444" calcext:value-type="float">
            <text:p><text:s/>$ 19,44 </text:p>
          </table:table-cell>
          <table:table-cell table:style-name="ce156" table:formula="of:=+[.E85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Manzana Verde</text:p>
          </table:table-cell>
          <table:table-cell table:style-name="ce135" office:value-type="float" office:value="350" calcext:value-type="float">
            <text:p><text:s/>$ 350,00 </text:p>
          </table:table-cell>
          <table:table-cell table:style-name="ce146" office:value-type="float" office:value="18" calcext:value-type="float">
            <text:p>18,00 </text:p>
          </table:table-cell>
          <table:table-cell table:style-name="ce135" table:formula="of:=+[.C86]/[.D86]" office:value-type="float" office:value="19.4444444444444" calcext:value-type="float">
            <text:p><text:s/>$ 19,44 </text:p>
          </table:table-cell>
          <table:table-cell table:style-name="ce156" table:formula="of:=+[.E86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Maracuyá</text:p>
          </table:table-cell>
          <table:table-cell table:style-name="ce135" office:value-type="float" office:value="120" calcext:value-type="float">
            <text:p><text:s/>$ 120,00 </text:p>
          </table:table-cell>
          <table:table-cell table:style-name="ce146" office:value-type="float" office:value="1" calcext:value-type="float">
            <text:p>1,00 </text:p>
          </table:table-cell>
          <table:table-cell table:style-name="ce135" table:formula="of:=+[.C87]/[.D87]" office:value-type="float" office:value="120" calcext:value-type="float">
            <text:p><text:s/>$ 120,00 </text:p>
          </table:table-cell>
          <table:table-cell table:style-name="ce156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Melón</text:p>
          </table:table-cell>
          <table:table-cell table:style-name="ce136"/>
          <table:table-cell table:style-name="ce72"/>
          <table:table-cell table:style-name="ce150"/>
          <table:table-cell table:style-name="ce156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Menta</text:p>
          </table:table-cell>
          <table:table-cell table:style-name="ce135"/>
          <table:table-cell table:style-name="ce146"/>
          <table:table-cell table:style-name="ce135"/>
          <table:table-cell table:style-name="ce156" office:value-type="currency" office:currency="ARS" office:value="5" calcext:value-type="currency">
            <text:p>$5,00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miel</text:p>
          </table:table-cell>
          <table:table-cell table:style-name="ce135" office:value-type="float" office:value="80" calcext:value-type="float">
            <text:p><text:s/>$ 80,00 </text:p>
          </table:table-cell>
          <table:table-cell table:style-name="ce146" office:value-type="float" office:value="1" calcext:value-type="float">
            <text:p>1,00 </text:p>
          </table:table-cell>
          <table:table-cell table:style-name="ce135" table:formula="of:=+[.C90]/[.D90]" office:value-type="float" office:value="80" calcext:value-type="float">
            <text:p><text:s/>$ 80,00 </text:p>
          </table:table-cell>
          <table:table-cell table:style-name="ce156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Moras</text:p>
          </table:table-cell>
          <table:table-cell table:style-name="ce135" office:value-type="float" office:value="50" calcext:value-type="float">
            <text:p><text:s/>$ 50,00 </text:p>
          </table:table-cell>
          <table:table-cell table:style-name="ce146" office:value-type="float" office:value="0.5" calcext:value-type="float">
            <text:p>0,50 </text:p>
          </table:table-cell>
          <table:table-cell table:style-name="ce135" table:formula="of:=+[.C91]/[.D91]" office:value-type="float" office:value="100" calcext:value-type="float">
            <text:p><text:s/>$ 100,00 </text:p>
          </table:table-cell>
          <table:table-cell table:style-name="ce156" table:formula="of:=+[.E91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Naranja</text:p>
          </table:table-cell>
          <table:table-cell table:style-name="ce135" office:value-type="float" office:value="110" calcext:value-type="float">
            <text:p><text:s/>$ 110,00 </text:p>
          </table:table-cell>
          <table:table-cell table:style-name="ce146" office:value-type="float" office:value="18" calcext:value-type="float">
            <text:p>18,00 </text:p>
          </table:table-cell>
          <table:table-cell table:style-name="ce135" table:formula="of:=+[.C92]/[.D92]" office:value-type="float" office:value="6.11111111111111" calcext:value-type="float">
            <text:p><text:s/>$ 6,11 </text:p>
          </table:table-cell>
          <table:table-cell table:style-name="ce156" table:formula="of:=+[.E92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9" office:value-type="string" calcext:value-type="string">
            <text:p>pepino</text:p>
          </table:table-cell>
          <table:table-cell table:style-name="ce135" office:value-type="float" office:value="180" calcext:value-type="float">
            <text:p><text:s/>$ 180,00 </text:p>
          </table:table-cell>
          <table:table-cell table:style-name="ce146" office:value-type="float" office:value="14" calcext:value-type="float">
            <text:p>14,00 </text:p>
          </table:table-cell>
          <table:table-cell table:style-name="ce135" table:formula="of:=+[.C93]/[.D93]" office:value-type="float" office:value="12.8571428571429" calcext:value-type="float">
            <text:p><text:s/>$ 12,86 </text:p>
          </table:table-cell>
          <table:table-cell table:style-name="ce156" table:formula="of:=+[.E93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Pera</text:p>
          </table:table-cell>
          <table:table-cell table:style-name="ce135" office:value-type="float" office:value="230" calcext:value-type="float">
            <text:p><text:s/>$ 230,00 </text:p>
          </table:table-cell>
          <table:table-cell table:style-name="ce146" office:value-type="float" office:value="15" calcext:value-type="float">
            <text:p>15,00 </text:p>
          </table:table-cell>
          <table:table-cell table:style-name="ce135" table:formula="of:=+[.C94]/[.D94]" office:value-type="float" office:value="15.3333333333333" calcext:value-type="float">
            <text:p><text:s/>$ 15,33 </text:p>
          </table:table-cell>
          <table:table-cell table:style-name="ce156" table:formula="of:=+[.E94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Pimienta de Cayena</text:p>
          </table:table-cell>
          <table:table-cell table:style-name="ce135"/>
          <table:table-cell table:style-name="ce146"/>
          <table:table-cell table:style-name="ce135"/>
          <table:table-cell table:style-name="ce156" office:value-type="currency" office:currency="ARS" office:value="9" calcext:value-type="currency">
            <text:p>$9,00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Remolacha</text:p>
          </table:table-cell>
          <table:table-cell table:style-name="ce135" office:value-type="float" office:value="18" calcext:value-type="float">
            <text:p><text:s/>$ 18,00 </text:p>
          </table:table-cell>
          <table:table-cell table:style-name="ce146"/>
          <table:table-cell table:style-name="ce135"/>
          <table:table-cell table:style-name="ce156" office:value-type="currency" office:currency="ARS" office:value="3" calcext:value-type="currency">
            <text:p>$3,00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Sandía</text:p>
          </table:table-cell>
          <table:table-cell table:style-name="ce135" office:value-type="float" office:value="10" calcext:value-type="float">
            <text:p><text:s/>$ 10,00 </text:p>
          </table:table-cell>
          <table:table-cell table:style-name="ce146" office:value-type="float" office:value="1" calcext:value-type="float">
            <text:p>1,00 </text:p>
          </table:table-cell>
          <table:table-cell table:style-name="ce135"/>
          <table:table-cell table:style-name="ce156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Yogurt sin Azúcar</text:p>
          </table:table-cell>
          <table:table-cell table:style-name="ce135"/>
          <table:table-cell table:style-name="ce146"/>
          <table:table-cell table:style-name="ce135"/>
          <table:table-cell table:style-name="ce156"/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covered-table-cell table:style-name="ce119"/>
          <table:table-cell table:style-name="ce128" office:value-type="string" calcext:value-type="string">
            <text:p>Zanahoria</text:p>
          </table:table-cell>
          <table:table-cell table:style-name="ce135"/>
          <table:table-cell table:style-name="ce146"/>
          <table:table-cell table:style-name="ce135"/>
          <table:table-cell table:style-name="ce156" office:value-type="currency" office:currency="ARS" office:value="8" calcext:value-type="currency">
            <text:p>$8,00</text:p>
          </table:table-cell>
          <table:table-cell table:number-columns-repeated="3"/>
          <table:table-cell table:style-name="ce166"/>
          <table:table-cell table:number-columns-repeated="1010"/>
        </table:table-row>
        <table:table-row table:style-name="ro2">
          <table:table-cell table:style-name="ce119"/>
          <table:table-cell table:style-name="ce126"/>
          <table:table-cell table:style-name="Default"/>
          <table:table-cell table:style-name="ce145"/>
          <table:table-cell table:style-name="ce126"/>
          <table:table-cell table:number-columns-repeated="1015"/>
        </table:table-row>
        <table:table-row table:style-name="ro2">
          <table:table-cell table:style-name="ce119"/>
          <table:table-cell table:style-name="Default" table:number-columns-repeated="2"/>
          <table:table-cell table:style-name="ce145"/>
          <table:table-cell table:style-name="ce130" office:value-type="string" calcext:value-type="string">
            <text:p>Costo fijo de cada jugo</text:p>
          </table:table-cell>
          <table:table-cell table:number-columns-repeated="1015"/>
        </table:table-row>
        <table:table-row table:style-name="ro3">
          <table:table-cell/>
          <table:table-cell table:style-name="ce130" office:value-type="string" calcext:value-type="string">
            <text:p>Hielo</text:p>
          </table:table-cell>
          <table:table-cell table:style-name="ce137" office:value-type="string" calcext:value-type="string">
            <text:p>Vaso de Plastico</text:p>
          </table:table-cell>
          <table:table-cell table:style-name="ce147" office:value-type="string" calcext:value-type="string">
            <text:p>Mano de Obra 62,5 x hora</text:p>
          </table:table-cell>
          <table:table-cell table:number-columns-repeated="1016"/>
        </table:table-row>
        <table:table-row table:style-name="ro1">
          <table:table-cell/>
          <table:table-cell table:style-name="ce131" office:value-type="float" office:value="0.12" calcext:value-type="float">
            <text:p>0,12</text:p>
          </table:table-cell>
          <table:table-cell table:style-name="ce131" office:value-type="float" office:value="1" calcext:value-type="float">
            <text:p>1</text:p>
          </table:table-cell>
          <table:table-cell table:style-name="ce148" table:formula="of:=(+62.5/60)*5" office:value-type="float" office:value="5.20833333333333" calcext:value-type="float">
            <text:p>5,21</text:p>
          </table:table-cell>
          <table:table-cell table:style-name="ce148" table:formula="of:=SUM([.B103:.D10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04847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/00/0000</text:date>, <text:time style:data-style-name="N2" text:time-value="23:40:56.621674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1-19T23:49:00.017079384</dc:date>
    <meta:editing-duration>PT7H24M21S</meta:editing-duration>
    <meta:editing-cycles>185</meta:editing-cycles>
    <meta:generator>LibreOffice/5.1.4.2$Linux_X86_64 LibreOffice_project/10m0$Build-2</meta:generator>
    <meta:print-date>2016-11-14T12:54:21.328665314</meta:print-date>
    <meta:document-statistic meta:table-count="7" meta:cell-count="1051" meta:object-count="0"/>
  </office:meta>
</office:document-meta>
</file>